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 Widget is used when we want a turn ON or turn OFF option.</text:p><text:p text:style-name="Standard">More info (<text:a xlink:type="simple" xlink:href="https://docs.lvgl.io/8.3/widgets/core/checkbox.html" text:style-name="Internet_20_link" text:visited-style-name="Visited_20_Internet_20_Link">link</text:a>)</text:p>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Label displayed next to the checkbox.</text:p>,
                                            <text:list xml:id="list_Checkbox (LVGL)5" text:continue-numbering="true" text:continue-list="list_Checkbox (LVGL)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6" text:continue-numbering="true" text:continue-list="list_Checkbox (LVGL)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heckbox (LVGL)7" text:continue-numbering="true" text:continue-list="list_Checkbox (LVGL)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heckbox (LVGL)8" text:continue-numbering="true" text:continue-list="list_Checkbox (LVGL)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heckbox (LVGL)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10" text:continue-numbering="true" text:continue-list="list_Checkbox (LVGL)8"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Checkbox (LVGL)11" text:continue-numbering="true" text:continue-list="list_Checkbox (LVG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LVGL)12" text:continue-numbering="true" text:continue-list="list_Checkbox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eckbox (LVG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eckbox (LVGL)14" text:continue-numbering="true" text:continue-list="list_Checkbox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LVGL)15" text:continue-numbering="true" text:continue-list="list_Checkbox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eckbox (LVG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eckbox (LVGL)17" text:continue-numbering="true" text:continue-list="list_Checkbox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LVGL)18" text:continue-numbering="true" text:continue-list="list_Checkbox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eckbox (LVG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eckbox (LVGL)20" text:continue-numbering="true" text:continue-list="list_Checkbox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LVGL)21" text:continue-numbering="true" text:continue-list="list_Checkbox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eckbox (LVG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heckbox (LVGL)23" text:continue-numbering="true" text:continue-list="list_Checkbox (LVGL)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heckbox (LVGL)24" text:continue-numbering="true" text:continue-list="list_Checkbox (LVGL)2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eckbox (LVGL)25" text:continue-numbering="true" text:continue-list="list_Checkbox (LVGL)2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LVGL)26" text:continue-numbering="true" text:continue-list="list_Checkbox (LVGL)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7" text:continue-numbering="true" text:continue-list="list_Checkbox (LVGL)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8" text:continue-numbering="true" text:continue-list="list_Checkbox (LVGL)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eckbox (LVGL)29" text:continue-numbering="true" text:continue-list="list_Checkbox (LVGL)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eckbox (LVGL)30" text:continue-numbering="true" text:continue-list="list_Checkbox (LVGL)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eckbox (LVGL)31" text:continue-numbering="true" text:continue-list="list_Checkbox (LVGL)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eckbox (LVGL)32" text:continue-numbering="true" text:continue-list="list_Checkbox (LVGL)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eckbox (LVGL)33" text:continue-numbering="true" text:continue-list="list_Checkbox (LVGL)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eckbox (LVGL)34" text:continue-numbering="true" text:continue-list="list_Checkbox (LVGL)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eckbox (LVGL)35" text:continue-numbering="true" text:continue-list="list_Checkbox (LVGL)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eckbox (LVGL)36" text:continue-numbering="true" text:continue-list="list_Checkbox (LVGL)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eckbox (LVGL)37" text:continue-numbering="true" text:continue-list="list_Checkbox (LVGL)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eckbox (LVGL)38" text:continue-numbering="true" text:continue-list="list_Checkbox (LVGL)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eckbox (LVGL)39" text:continue-numbering="true" text:continue-list="list_Checkbox (LVGL)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eckbox (LVGL)40" text:continue-numbering="true" text:continue-list="list_Checkbox (LVGL)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eckbox (LVGL)41" text:continue-numbering="true" text:continue-list="list_Checkbox (LVGL)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eckbox (LVGL)42" text:continue-numbering="true" text:continue-list="list_Checkbox (LVGL)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eckbox (LVGL)43" text:continue-numbering="true" text:continue-list="list_Checkbox (LVGL)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eckbox (LVGL)44" text:continue-numbering="true" text:continue-list="list_Checkbox (LVGL)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eckbox (LVGL)45" text:continue-numbering="true" text:continue-list="list_Checkbox (LVGL)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eckbox (LVGL)46" text:continue-numbering="true" text:continue-list="list_Checkbox (LVGL)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eckbox (LVGL)47" text:continue-numbering="true" text:continue-list="list_Checkbox (LVGL)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eckbox (LVGL)48" text:continue-numbering="true" text:continue-list="list_Checkbox (LVGL)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eckbox (LVGL)49" text:continue-numbering="true" text:continue-list="list_Checkbox (LVGL)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eckbox (LVGL)50" text:continue-numbering="true" text:continue-list="list_Checkbox (LVGL)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eckbox (LVGL)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eckbox (LVGL)52" text:continue-numbering="true" text:continue-list="list_Checkbox (LVGL)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eckbox (LVGL)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heckbox (LVGL)54" text:continue-numbering="true" text:continue-list="list_Checkbox (LVGL)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eckbox (LVGL)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heckbox (LVGL)56" text:continue-numbering="true" text:continue-list="list_Checkbox (LVGL)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eckbox (LVGL)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58" text:continue-numbering="true" text:continue-list="list_Checkbox (LVGL)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eckbox (LVGL)59" text:continue-numbering="true" text:continue-list="list_Checkbox (LVGL)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eckbox (LVGL)60" text:continue-numbering="true" text:continue-list="list_Checkbox (LVGL)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eckbox (LVGL)61" text:continue-numbering="true" text:continue-list="list_Checkbox (LVGL)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eckbox (LVGL)62" text:continue-numbering="true" text:continue-list="list_Checkbox (LVGL)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eckbox (LVGL)63" text:continue-numbering="true" text:continue-list="list_Checkbox (LVGL)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heckbox (LVGL)64" text:continue-numbering="true" text:continue-list="list_Checkbox (LVGL)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Checkbox (LVGL)65" text:continue-numbering="true" text:continue-list="list_Checkbox (LVGL)64"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66" text:continue-numbering="true" text:continue-list="list_Checkbox (LVGL)6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LVGL)6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68" text:continue-numbering="true" text:continue-list="list_Checkbox (LVGL)6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LVGL)69" text:continue-numbering="true" text:continue-list="list_Checkbox (LVGL)6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LVGL)70" text:continue-numbering="true" text:continue-list="list_Checkbox (LVGL)6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7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